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UBUcuerpoTrabajo">
      <style:paragraph-properties fo:text-align="justify" style:justify-single-word="false"/>
    </style:style>
    <style:style style:name="P3" style:family="paragraph" style:parent-style-name="UBUcuerpoTrabajo" style:list-style-name="L1">
      <style:paragraph-properties fo:text-align="justify" style:justify-single-word="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BUcuerpoTrabajo"/>
      <text:h text:style-name="P1" text:outline-level="1">Documentación técnica de programación</text:h>
      <text:p text:style-name="UBUcuerpoTrabajo"/>
      <text:h text:style-name="Heading_20_2" text:outline-level="2">Introducción</text:h>
      <text:p text:style-name="UBUcuerpoTrabajo">En este anexo se describe la documentación técnica de programación.</text:p>
      <text:h text:style-name="Heading_20_2" text:outline-level="2">Estructura de directorios</text:h>
      <text:p text:style-name="P2">BlocklyToChapinToCFacil es el directorio general del proyecto. En el se encuentran las siguientes carpetas:</text:p>
      <text:list xml:id="list5108473669692010217" text:style-name="L1">
        <text:list-item>
          <text:p text:style-name="P3">Documentación: contiene la documentación del proyecto, tanto la memoria como los anexos.</text:p>
        </text:list-item>
        <text:list-item>
          <text:p text:style-name="P3">Fuentes: contiene la aplicación del proyecto con el nombre conversor.jar, y la configuración del c_facil</text:p>
        </text:list-item>
        <text:list-item>
          <text:p text:style-name="P3">Pruebas: contiene las pruebas que se han realizado a la aplicación.</text:p>
        </text:list-item>
        <text:list-item>
          <text:p text:style-name="P3">Seguimiento: contiene los cinco niveles en los que se ha ido programando desarrollando el proyecto de manera incremental.</text:p>
          <text:p text:style-name="P3"/>
        </text:list-item>
      </text:list>
      <text:h text:style-name="Heading_20_2" text:outline-level="2">Manual del programador</text:h>
      <text:p text:style-name="UBUcuerpoTrabajo">Este apartado se corresponde con una guía para desarrolladores que continuen con el proyecto.</text:p>
      <text:p text:style-name="UBUcuerpoTrabajo">Este proyecto está desarrollado en un sistema operativo Windows, utilizando el analizador JavaCC.</text:p>
      <text:p text:style-name="Quotations"><text:tab/></text:p>
      <text:h text:style-name="Heading_20_3" text:outline-level="3">JavaCC</text:h>
      <text:p text:style-name="UBUcuerpoTrabajo">Para poder utilizar JavaCC en el equipo, lo primero es tener descargado el jdk de Java, que se puede descargar desde el siguiente enlace <text:a xlink:type="simple" xlink:href="http://www.oracle.com/technetwork/java/javase/downloads/jdk8-downloads-2133151.html" text:style-name="Internet_20_link" text:visited-style-name="Visited_20_Internet_20_Link">http://www.oracle.com/technetwork/java/javase/downloads/jdk8-downloads-2133151.html</text:a> </text:p>
      <text:p text:style-name="UBUcuerpoTrabajo">Después hay que introducir el jdk al path de las variables de entorno.</text:p>
      <text:p text:style-name="UBUcuerpoTrabajo"/>
      <text:p text:style-name="UBUcuerpoTrabajo">Después hay que descargar el JavaCC, que se puede descargar desde el siguiente enlace <text:a xlink:type="simple" xlink:href="https://javacc.org/download" text:style-name="Internet_20_link" text:visited-style-name="Visited_20_Internet_20_Link">https://javacc.org/download</text:a>, y después meterlo en el path de las variables de entorno.</text:p>
      <text:p text:style-name="UBUcuerpoTrabajo"/>
      <text:p text:style-name="UBUcuerpoTrabajo">Para poder programar con ello, hay que abrir un fichero de texto, programar con la sinaxis de JavaCC, y guardar el fichero con extensión .jj.</text:p>
      <text:p text:style-name="UBUcuerpoTrabajo"/>
      <text:h text:style-name="Heading_20_2" text:outline-level="2">Compilación y ejecución del proyecto</text:h>
      <text:p text:style-name="UBUcuerpoTrabajo">La compilación de la aplicación se hace desde la consola de comandos, situándonos en la misma carpeta donde se encuentra el fichero .jj, con los siguientes comandos:</text:p>
      <text:p text:style-name="UBUcuerpoTrabajo"><text:tab/><text:tab/>javacc conversor.jj</text:p>
      <text:p text:style-name="UBUcuerpoTrabajo"><text:tab/><text:tab/>javac conversor.java</text:p>
      <text:p text:style-name="UBUcuerpoTrabajo">Con el primer comando se generan los archivos .java y con el segundo los archivos .class.</text:p>
      <text:p text:style-name="UBUcuerpoTrabajo"/>
      <text:p text:style-name="UBUcuerpoTrabajo">Para la ejecución del proyecto, lo primero que hay que hacer es programar en Blockly el programa deseado. Después, con el archivo .xml en la misma ruta que la aplicación conversor, se ejecuta el siguiente comando:</text:p>
      <text:p text:style-name="UBUcuerpoTrabajo"><text:soft-page-break/><text:tab/><text:tab/>java conversor &lt; fichero.xml &gt; ficheroCF.c </text:p>
      <text:p text:style-name="UBUcuerpoTrabajo">Se genera un fichero .c en la misma ruta con el código en C_facil.</text:p>
      <text:p text:style-name="UBUcuerpoTrabajo"/>
      <text:p text:style-name="UBUcuerpoTrabajo">Una vez compilado el código de la aplicación y generado todos los archivos correspondientes, se crea un archivo llamado conversor.jar donde se almacenan todos los archivos.</text:p>
      <text:p text:style-name="UBUcuerpoTrabajo">Para crear el archivo .jar, nos situamos en la carpeta donde se han generado los archivos y se crea un nuevo archivo de texto llamado manifiesto.txt donde se almacena la clase principal de la aplicación, que es el conversor. En esta clase se escribe lo siguiente:</text:p>
      <text:p text:style-name="UBUcuerpoTrabajo"><text:tab/><text:tab/>“Main – class: conversor”</text:p>
      <text:p text:style-name="UBUcuerpoTrabajo">Una vez que esta creado el manifiesto, desde la consola de comandos se crea el .jar con el siguiente comando:</text:p>
      <text:p text:style-name="UBUcuerpoTrabajo"><text:tab/><text:tab/>jar cvfm conversor.jar manifiesto.txt *.java *.class”</text:p>
      <text:p text:style-name="UBUcuerpoTrabajo"/>
      <text:p text:style-name="UBUcuerpoTrabajo">Para ejecutar la aplicación, desde la consola de comandos se escribe el siguiente comando:</text:p>
      <text:p text:style-name="UBUcuerpoTrabajo"><text:tab/><text:tab/>java -jar conversor.jar &lt; fichero.xml &gt; ficheroCF.c</text:p>
      <text:p text:style-name="UBUcuerpoTrabajo">Para que su utilización sea más sencilla, se ha incluido la ejecución del conversor en el archivo makefile utilizado en la asignatura.</text:p>
      <text:h text:style-name="Heading_20_2" text:outline-level="2">Pruebas del sistema</text:h>
      <text:p text:style-name="UBUcuerpoTrabajo">En el apartado Pruebas se encuentran 7 pruebas diferentes:</text:p>
      <text:h text:style-name="Heading_20_3" text:outline-level="3">Prueba1</text:h>
      <text:p text:style-name="UBUcuerpoTrabajo">Esta prueba corresponde con el uso de la aplicación para programas que muestran texto por pantalla. </text:p>
      <text:p text:style-name="UBUcuerpoTrabajo">Esta prueba da el resultado esperado.</text:p>
      <text:h text:style-name="Heading_20_3" text:outline-level="3">Prueba 2</text:h>
      <text:p text:style-name="UBUcuerpoTrabajo">Esta prueba corresponde con el uso de la aplicación para programas que usan variables.</text:p>
      <text:p text:style-name="UBUcuerpoTrabajo">Esta prueba da el resultado esperado.</text:p>
      <text:h text:style-name="Heading_20_3" text:outline-level="3">Prueba 3</text:h>
      <text:p text:style-name="UBUcuerpoTrabajo">Esta prueba corresponde con el uso de la aplicación para programas que usan operaciones aritméticas.</text:p>
      <text:p text:style-name="UBUcuerpoTrabajo">Esta prueba da el resultado esperado.</text:p>
      <text:h text:style-name="Heading_20_3" text:outline-level="3">Prueba 4</text:h>
      <text:p text:style-name="UBUcuerpoTrabajo">Esta prueba corresponde con el uso de la aplicación para programas que utilizan funciones.</text:p>
      <text:p text:style-name="UBUcuerpoTrabajo">Esta prueba da el resultado esperado.</text:p>
      <text:h text:style-name="Heading_20_3" text:outline-level="3">Prueba 5</text:h>
      <text:p text:style-name="UBUcuerpoTrabajo">Esta prueba corresponde con el uso de la aplicación para programas que utilizan operaciones condicionales if-else.</text:p>
      <text:p text:style-name="UBUcuerpoTrabajo">Esta prueba da el resultado esperado.</text:p>
      <text:h text:style-name="Heading_20_3" text:outline-level="3">Prueba 6</text:h>
      <text:p text:style-name="UBUcuerpoTrabajo">Esta prueba corresponde con el uso de la aplicación para programas con recursividad.</text:p>
      <text:p text:style-name="UBUcuerpoTrabajo">Esta prueba da el resultado esperado.</text:p>
      <text:h text:style-name="Heading_20_3" text:outline-level="3"><text:soft-page-break/>Prueba 7</text:h>
      <text:p text:style-name="UBUcuerpoTrabajo">Esta prueba corresponde con el uso de la aplicación para programas con bloques que no se han contemplado en el conversor.</text:p>
      <text:p text:style-name="UBUcuerpoTrabajo">Esta prueba no muestra ningún mensaje de error, el código se crea erróne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Lohit Hindi1" svg:font-family="'Lohit Hindi'"/>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loext:contextual-spacing="false" fo:margin-left="0cm" fo:margin-right="0cm" fo:margin-top="0cm" fo:margin-bottom="0cm" fo:text-indent="0.499cm" style:auto-text-indent="false"/>
    </style:style>
    <style:style style:name="Heading_20_1" style:display-name="Heading 1" style:family="paragraph" style:parent-style-name="Heading" style:next-style-name="UBUcuerpoTrabajo" style:default-outline-level="1" style:class="text">
      <style:paragraph-properties loext:contextual-spacing="false" fo:margin-top="0.42cm" fo:margin-bottom="0.21cm"/>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Endnote" style:family="paragraph" style:parent-style-name="Standard" style:class="extra"/>
    <style:style style:name="User_20_Index_20_4" style:display-name="User Index 4" style:family="paragraph" style:parent-style-name="Index" style:class="index"/>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style style:name="Preformatted_20_Text" style:display-name="Preformatted Text" style:family="paragraph" style:parent-style-name="Standard" style:class="html"/>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style:font-name-asian="Courier New" style:font-name-complex="Liberation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D_DocumentacionProgramacion.odt</text:file-name> v.<text:editing-cycles>141</text:editing-cycles> <text:title/><text:modification-date style:data-style-name="N103">14/feb/18</text:modification-date><text:tab/><text:tab/><text:page-number text:select-page="current">2</text:page-number>/<text:page-count>4</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20:26</meta:creation-date>
    <meta:generator>OpenOffice/4.1.3$Win32 OpenOffice.org_project/413m1$Build-9783</meta:generator>
    <dc:date>2018-02-14T09:42:22.08</dc:date>
    <meta:editing-duration>P2DT6H6M55S</meta:editing-duration>
    <meta:editing-cycles>141</meta:editing-cycles>
    <dc:creator>Rosana Arnáiz Vicario</dc:creator>
    <meta:document-statistic meta:table-count="0" meta:image-count="0" meta:object-count="0" meta:page-count="4" meta:paragraph-count="58" meta:word-count="652" meta:character-count="4196"/>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